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TERNALITY OF THE CREATOR (90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TERNALITY OF THE CREATOR (90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identity (90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immortality (90: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immortality (90: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Yesterday (90: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A few hours (90: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ETERNALITY OF THE CREATOR (90:1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identity (90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immortality (90: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9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ETERNALITY OF THE CREATOR (90:1-4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MORTALITY OF THE CREATURE (90:5-1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THE MORTALITY OF THE CREATURE (90:5-17)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blems (90:5-11)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The problems (90:5-11)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The shortness (90:5-6, 10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shortness (90:5-6, 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comparison (90:5-6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ount (90: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problems (90:5-11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shortness (90:5-6, 1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sinfulness (90:7-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sorrow (90:9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MORTALITY OF THE CREATURE (90:5-17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roblems (90:5-1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fourfold petition (90:12-1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fourfold petition (90:12-17)<text:s text:c="1"/></text:span><text:span text:style-name="a570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each us (90:12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Satisfy us (90:13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anctify our children (90: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Make us successful (90:1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ORTALITY OF THE CREATURE (90:5-17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problems (90:5-11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fourfold petition (90:12-1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PSALM 90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ETERNALITY OF THE CREATOR (90:1-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MORTALITY OF THE CREATURE (90:5-1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0 </dc:title>
    <meta:initial-creator>David STRICKLAND</meta:initial-creator>
    <dc:creator>David STRICKLAND</dc:creator>
    <meta:creation-date>2020-02-22T19:33:59Z</meta:creation-date>
    <dc:date>2020-02-22T19:33:59Z</dc:date>
    <meta:template xlink:href="BibleStudy" xlink:type="simple"/>
    <meta:editing-cycles>1</meta:editing-cycles>
    <meta:editing-duration>PT0S</meta:editing-duration>
    <meta:document-statistic meta:paragraph-count="39" meta:word-count="253"/>
  </office:meta>
</office:document-meta>
</file>